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1903in" fo:margin-left="0.4694in" table:align="left"/>
    </style:style>
    <style:style style:name="Table1.A" style:family="table-column">
      <style:table-column-properties style:column-width="2.9451in"/>
    </style:style>
    <style:style style:name="Table1.B" style:family="table-column">
      <style:table-column-properties style:column-width="2.24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b7c09" officeooo:paragraph-rsid="003b7c09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17a0a" officeooo:paragraph-rsid="00517a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e97d" officeooo:paragraph-rsid="0058e97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242ae4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" fo:font-size="12pt" officeooo:rsid="00517a0a" officeooo:paragraph-rsid="00517a0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3b7c09"/>
    </style:style>
    <style:style style:name="P8" style:family="paragraph" style:parent-style-name="Standard">
      <style:paragraph-properties fo:text-align="start" style:justify-single-word="false"/>
      <style:text-properties officeooo:paragraph-rsid="00517a0a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a865" officeooo:paragraph-rsid="0045a86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242ae4" officeooo:paragraph-rsid="002fddd4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8e97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3f6ead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17a0a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517a0a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517a0a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3f6ead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3ff56b"/>
    </style:style>
    <style:style style:name="P18" style:family="paragraph" style:parent-style-name="Standard" style:list-style-name="L6">
      <style:paragraph-properties fo:text-align="start" style:justify-single-word="false"/>
      <style:text-properties officeooo:paragraph-rsid="00577e81"/>
    </style:style>
    <style:style style:name="P19" style:family="paragraph" style:parent-style-name="Standard">
      <style:paragraph-properties fo:text-align="start" style:justify-single-word="false"/>
      <style:text-properties officeooo:paragraph-rsid="005a8030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18d769" officeooo:paragraph-rsid="0058e97d" style:font-size-asian="12pt" style:font-weight-asian="bold" style:font-size-complex="12pt" style:font-weight-complex="bold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bold" officeooo:rsid="00577e81" officeooo:paragraph-rsid="00577e81" style:font-size-asian="12pt" style:font-weight-asian="bold" style:font-size-complex="12pt" style:font-weight-complex="bold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17a0a" officeooo:paragraph-rsid="00517a0a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ff56b" officeooo:paragraph-rsid="003ff56b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f6ead" officeooo:paragraph-rsid="003f6ead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f6ead" officeooo:paragraph-rsid="003ff56b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f6ead" officeooo:paragraph-rsid="003f6ead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officeooo:paragraph-rsid="003f6ead"/>
    </style:style>
    <style:style style:name="P2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42ae4" officeooo:paragraph-rsid="00517a0a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7e81" officeooo:paragraph-rsid="00577e81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77e81" officeooo:paragraph-rsid="00577e81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6ead" officeooo:paragraph-rsid="003f6ead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6ead" officeooo:paragraph-rsid="0045a865" style:font-size-asian="12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6ead" officeooo:paragraph-rsid="003ff56b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6ead" officeooo:paragraph-rsid="003f6ead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f56b" officeooo:paragraph-rsid="0045a865" style:font-size-asian="12pt" style:font-weight-asian="normal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ff56b" officeooo:paragraph-rsid="003ff56b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5a865" officeooo:paragraph-rsid="0045a865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17a0a" officeooo:paragraph-rsid="00517a0a" style:font-size-asian="12pt" style:font-weight-asian="normal" style:font-size-complex="12pt" style:font-weight-complex="normal"/>
    </style:style>
    <style:style style:name="P3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de971" officeooo:paragraph-rsid="00577e81" style:font-size-asian="12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77e81" officeooo:paragraph-rsid="00577e81" style:font-size-asian="12pt" style:font-weight-asian="bold" style:font-size-complex="12pt" style:font-weight-complex="bold"/>
    </style:style>
    <style:style style:name="P41" style:family="paragraph" style:parent-style-name="Standard" style:list-style-name="L5">
      <style:paragraph-properties fo:text-align="start" style:justify-single-word="false"/>
      <style:text-properties fo:font-weight="normal" officeooo:rsid="003f6ead" officeooo:paragraph-rsid="003f6ead" style:font-weight-asian="normal" style:font-weight-complex="normal"/>
    </style:style>
    <style:style style:name="P42" style:family="paragraph" style:parent-style-name="Standard" style:list-style-name="L5">
      <style:paragraph-properties fo:text-align="start" style:justify-single-word="false"/>
      <style:text-properties officeooo:rsid="003ff56b" officeooo:paragraph-rsid="003ff56b"/>
    </style:style>
    <style:style style:name="P4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a8030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a8030" style:font-weight-asian="bold" style:font-weight-complex="bold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71a01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f6ead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ff56b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660cac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17a0a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4d64e2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6bf5d4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2d41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c5eac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8e97d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71a0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a3398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f6ead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b7c09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8f143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a9fa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b7c2c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17a0a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61111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e5026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77e81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58e97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3c5eac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style:font-size-asian="12pt" style:font-size-complex="12pt"/>
    </style:style>
    <style:style style:name="T30" style:family="text">
      <style:text-properties style:font-name="DejaVu Sans Condensed" fo:font-size="12pt" officeooo:rsid="003ff56b" style:font-size-asian="12pt" style:font-size-complex="12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text-underline-style="none" style:font-style-asian="italic" style:font-style-complex="italic"/>
    </style:style>
    <style:style style:name="T34" style:family="text">
      <style:text-properties fo:font-weight="normal" officeooo:rsid="001a3398" style:font-weight-asian="normal" style:font-weight-complex="normal"/>
    </style:style>
    <style:style style:name="T35" style:family="text">
      <style:text-properties officeooo:rsid="001a3398"/>
    </style:style>
    <style:style style:name="T36" style:family="text">
      <style:text-properties style:text-line-through-style="none" style:text-line-through-type="none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3f6ead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2ccbad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2de971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517a0a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57ecdd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371a01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2ccbad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" fo:font-size="12pt" fo:font-weight="bold" officeooo:rsid="003f6ead" style:font-size-asian="12pt" style:font-weight-asian="bold" style:font-size-complex="12pt" style:font-weight-complex="bold"/>
    </style:style>
    <style:style style:name="T46" style:family="text">
      <style:text-properties style:text-line-through-style="none" style:text-line-through-type="none"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47" style:family="text">
      <style:text-properties style:text-line-through-style="none" style:text-line-through-type="none"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48" style:family="text">
      <style:text-properties style:text-line-through-style="none" style:text-line-through-type="none" style:font-name="DejaVu Sans Condensed" fo:font-size="12pt" fo:font-weight="bold" officeooo:rsid="00371a01" style:font-size-asian="12pt" style:font-weight-asian="bold" style:font-size-complex="12pt" style:font-weight-complex="bold"/>
    </style:style>
    <style:style style:name="T49" style:family="text">
      <style:text-properties style:text-line-through-style="none" style:text-line-through-type="none" fo:font-style="italic" style:font-style-asian="italic" style:font-style-complex="italic"/>
    </style:style>
    <style:style style:name="T50" style:family="text">
      <style:text-properties officeooo:rsid="003ff56b"/>
    </style:style>
    <style:style style:name="T51" style:family="text">
      <style:text-properties officeooo:rsid="0052d41c"/>
    </style:style>
    <style:style style:name="T52" style:family="text">
      <style:text-properties officeooo:rsid="00577e81"/>
    </style:style>
    <style:style style:name="T53" style:family="text">
      <style:text-properties officeooo:rsid="0058e97d"/>
    </style:style>
    <style:style style:name="T54" style:family="text">
      <style:text-properties officeooo:rsid="00517a0a"/>
    </style:style>
    <style:style style:name="T55" style:family="text">
      <style:text-properties officeooo:rsid="003321af"/>
    </style:style>
    <style:style style:name="T56" style:family="text">
      <style:text-properties officeooo:rsid="001b0956"/>
    </style:style>
    <style:style style:name="T57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43">1<text:span text:style-name="T57">xx</text:span> - Controls</text:p>
          </table:table-cell>
          <table:table-cell table:style-name="Table2.A1" office:value-type="string">
            <text:p text:style-name="P44">2xx - Ground</text:p>
          </table:table-cell>
          <table:table-cell table:style-name="Table2.C1" office:value-type="string">
            <text:p text:style-name="P44">3xx - Flight</text:p>
          </table:table-cell>
          <table:table-cell table:style-name="Table2.D1" office:value-type="string">
            <text:p text:style-name="P44">4xx - A2A</text:p>
          </table:table-cell>
          <table:table-cell table:style-name="Table2.D1" office:value-type="string">
            <text:p text:style-name="P44">5xx - A2G</text:p>
          </table:table-cell>
          <table:table-cell table:style-name="Table2.F1" office:value-type="string">
            <text:p text:style-name="P44">6xx - Misc</text:p>
          </table:table-cell>
        </table:table-row>
      </table:table>
      <text:p text:style-name="P19"><text:span text:style-name="T21">3</text:span><text:span text:style-name="T22">0</text:span><text:span text:style-name="T24">4</text:span><text:span text:style-name="T18"> - </text:span><text:span text:style-name="T20">Flight - </text:span><text:span text:style-name="T18">Landing</text:span></text:p>
      <text:p text:style-name="P2"/>
      <text:p text:style-name="P4">All landings</text:p>
      <text:list xml:id="list3258292203" text:style-name="L1">
        <text:list-item>
          <text:p text:style-name="P11"><text:span text:style-name="T14">M</text:span><text:span text:style-name="T28">aster Mode</text:span><text:span text:style-name="T11"> ... </text:span><text:span text:style-name="T17">VSTOL</text:span><text:span text:style-name="T23"> (B</text:span><text:span text:style-name="T27">5</text:span><text:span text:style-name="T23"> button)</text:span></text:p>
        </text:list-item>
        <text:list-item>
          <text:p text:style-name="P20"><text:span text:style-name="T35">Nozzle Stop lever</text:span><text:span text:style-name="T34"> ... </text:span><text:span text:style-name="T55">F</text:span><text:span text:style-name="T56">u</text:span><text:span text:style-name="T35">lly aft</text:span><text:span text:style-name="T54"> (Top Hat Ring back until fully aft)</text:span><text:span text:style-name="T53"> or you'll be sorry</text:span></text:p>
        </text:list-item>
      </text:list>
      <text:p text:style-name="P2"/>
      <text:p text:style-name="P10"><text:span text:style-name="T19">Conventional </text:span><text:span text:style-name="T13">Landing</text:span></text:p>
      <text:list xml:id="list221028518069709" text:continue-numbering="true" text:style-name="L1">
        <text:list-item>
          <text:p text:style-name="P12"><text:span text:style-name="T16">N</text:span><text:span text:style-name="T17">ozzles ... 0 deg</text:span><text:span text:style-name="T23"> (Flaps Lever)</text:span></text:p>
        </text:list-item>
        <text:list-item>
          <text:p text:style-name="P27"><text:span text:style-name="T2">Under </text:span><text:span text:style-name="T14">250 kts</text:span><text:span text:style-name="T2">, </text:span><text:span text:style-name="T15">gear down</text:span><text:span text:style-name="T2"> and </text:span><text:span text:style-name="T3">flaps </text:span><text:span text:style-name="T17">AUTO</text:span><text:span text:style-name="T2">.</text:span></text:p>
        </text:list-item>
        <text:list-item>
          <text:p text:style-name="P28">Approach angle/glideslope should be 3 degrees.</text:p>
        </text:list-item>
        <text:list-item>
          <text:p text:style-name="P29"><text:span text:style-name="T31">Put Witches Hat 2 deg above horizon</text:span> (Pitch Carets are at 6 degrees).</text:p>
        </text:list-item>
        <text:list-item>
          <text:p text:style-name="P31">Don't pitch up too much or you'll tailstrike. <text:s/>(6 degrees max??)</text:p>
        </text:list-item>
        <text:list-item>
          <text:p text:style-name="P13"><text:span text:style-name="T40">Nozzles full </text:span><text:span text:style-name="T41">back</text:span><text:span text:style-name="T40"> for braking.</text:span></text:p>
        </text:list-item>
        <text:list-item>
          <text:p text:style-name="P32">Post-flight:</text:p>
          <text:list>
            <text:list-item>
              <text:p text:style-name="P35">Parking brake on (idle throttle, then <text:span text:style-name="T31">Pinky Wheel back</text:span>)</text:p>
            </text:list-item>
            <text:list-item>
              <text:p text:style-name="P32">Nozzles to 10 deg.</text:p>
            </text:list-item>
            <text:list-item>
              <text:p text:style-name="P32">Flaps to STOL.</text:p>
            </text:list-item>
            <text:list-item>
              <text:p text:style-name="P37">Retract airbrake.</text:p>
            </text:list-item>
          </text:list>
        </text:list-item>
      </text:list>
      <text:p text:style-name="P9"/>
      <text:p text:style-name="P8"><text:span text:style-name="T25">Rolling Vertical Landing</text:span><text:span text:style-name="T26"> -- Allows more weight than a vertical landing but requires some rollout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Desired Touchdown Speed (KCAS)</text:p>
          </table:table-cell>
          <table:table-cell table:style-name="Table1.B1" office:value-type="string">
            <text:p text:style-name="P3">Maximum allowed weight</text:p>
          </table:table-cell>
        </table:table-row>
        <table:table-row>
          <table:table-cell table:style-name="Table1.A2" office:value-type="string">
            <text:p text:style-name="P6">&lt;= 45 kts</text:p>
          </table:table-cell>
          <table:table-cell table:style-name="Table1.B2" office:value-type="string">
            <text:p text:style-name="P6">VL weight</text:p>
          </table:table-cell>
        </table:table-row>
        <table:table-row>
          <table:table-cell table:style-name="Table1.A2" office:value-type="string">
            <text:p text:style-name="P6">50 kts</text:p>
          </table:table-cell>
          <table:table-cell table:style-name="Table1.B2" office:value-type="string">
            <text:p text:style-name="P6">VL + 2300 lbs</text:p>
          </table:table-cell>
        </table:table-row>
        <table:table-row>
          <table:table-cell table:style-name="Table1.A2" office:value-type="string">
            <text:p text:style-name="P6">55 kts</text:p>
          </table:table-cell>
          <table:table-cell table:style-name="Table1.B2" office:value-type="string">
            <text:p text:style-name="P6">VL + 2700 lbs</text:p>
          </table:table-cell>
        </table:table-row>
        <table:table-row>
          <table:table-cell table:style-name="Table1.A2" office:value-type="string">
            <text:p text:style-name="P6">60 kts</text:p>
          </table:table-cell>
          <table:table-cell table:style-name="Table1.B2" office:value-type="string">
            <text:p text:style-name="P6">VL + 3100 lbs</text:p>
          </table:table-cell>
        </table:table-row>
        <table:table-row>
          <table:table-cell table:style-name="Table1.A2" office:value-type="string">
            <text:p text:style-name="P6">65 kts</text:p>
          </table:table-cell>
          <table:table-cell table:style-name="Table1.B2" office:value-type="string">
            <text:p text:style-name="P6">VL + 3500 lbs</text:p>
          </table:table-cell>
        </table:table-row>
        <table:table-row>
          <table:table-cell table:style-name="Table1.A2" office:value-type="string">
            <text:p text:style-name="P6">70 kts</text:p>
          </table:table-cell>
          <table:table-cell table:style-name="Table1.B2" office:value-type="string">
            <text:p text:style-name="P6">VL + 4000 lbs</text:p>
          </table:table-cell>
        </table:table-row>
      </table:table>
      <text:list text:style-name="L2">
        <text:list-item>
          <text:p text:style-name="P14"><text:span text:style-name="T42">Under </text:span><text:span text:style-name="T47">250 kts</text:span><text:span text:style-name="T42">, </text:span><text:span text:style-name="T48">gear down</text:span><text:span text:style-name="T42"> and </text:span><text:span text:style-name="T43">flaps </text:span><text:span text:style-name="T45">AUTO</text:span><text:span text:style-name="T42">.</text:span></text:p>
        </text:list-item>
        <text:list-item>
          <text:p text:style-name="P22">Set nozzle angle as required to maintain desired speed.</text:p>
        </text:list-item>
        <text:list-item>
          <text:p text:style-name="P38">Adjust power to intercept glideslope to touchdown (3 to 6 degrees)<text:span text:style-name="T52">.</text:span></text:p>
        </text:list-item>
        <text:list-item>
          <text:p text:style-name="P30"><text:span text:style-name="T31">Put Witches Hat 2 deg above horizon</text:span> (Pitch Carets are at 6 degrees).</text:p>
        </text:list-item>
      </text:list>
      <text:p text:style-name="P5"/>
      <text:p text:style-name="P1">Vertical Landing</text:p>
      <text:list text:style-name="L3">
        <text:list-item text:start-value="1">
          <text:p text:style-name="P15"><text:span text:style-name="T6">S</text:span><text:span text:style-name="T9">ee VREST and weight limits kneeboard page for max weights.</text:span></text:p>
        </text:list-item>
      </text:list>
      <text:list text:style-name="L4">
        <text:list-item>
          <text:list>
            <text:list-item>
              <text:p text:style-name="P16"><text:span text:style-name="T7">Dump fuel if needed to make weight</text:span><text:span text:style-name="T4">, switch</text:span><text:span text:style-name="T7">es are on the left console behind throttle, they will </text:span><text:span text:style-name="T4">dump until </text:span><text:span text:style-name="T7">fuel</text:span><text:span text:style-name="T4"> reaches your </text:span><text:span text:style-name="T7">set </text:span><text:span text:style-name="T4">BINGO amount.</text:span><text:span text:style-name="T8"> <text:s/>Fuel dump takes a while so start early.</text:span></text:p>
            </text:list-item>
          </text:list>
        </text:list-item>
      </text:list>
      <text:list text:style-name="L5">
        <text:list-item>
          <text:p text:style-name="P41"><text:span text:style-name="T29">Start slowing down at least a couple miles out. <text:s/>Under </text:span><text:span text:style-name="T13">300 kts</text:span><text:span text:style-name="T29">, put down </text:span><text:span text:style-name="T13">STOL flaps</text:span><text:span text:style-name="T29">. <text:s/>Set nozzles to </text:span><text:span text:style-name="T30">around </text:span><text:span text:style-name="T13">60 deg</text:span><text:span text:style-name="T29"> to help slow down.</text:span></text:p>
        </text:list-item>
        <text:list-item>
          <text:p text:style-name="P23">Under <text:span text:style-name="T31">250 kts</text:span>, put down <text:span text:style-name="T31">gear</text:span>.</text:p>
        </text:list-item>
        <text:list-item>
          <text:p text:style-name="P24">Final approach at a couple hundred feet, maybe 100 kts?</text:p>
        </text:list-item>
        <text:list-item>
          <text:p text:style-name="P24">Put nozzles to 82 deg (vertical flight) a few hundred yards before the landing pad.</text:p>
        </text:list-item>
        <text:list-item>
          <text:p text:style-name="P40">Put Witches Hat on the horizon<text:span text:style-name="T53"> to hover</text:span>.</text:p>
        </text:list-item>
        <text:list-item>
          <text:p text:style-name="P17"><text:span text:style-name="T4">Fly it kind of like a helicopter, but it's a lot less responsive. <text:s/>Don't get angled more than a few degrees in any direction. <text:s/>Don't sideslip. <text:s/>Control altitude with throttle, watching the </text:span><text:span text:style-name="T12">velocity vector</text:span><text:span text:style-name="T4">. <text:s/></text:span><text:span text:style-name="T10">B</text:span><text:span text:style-name="T5">ig, quick stick movements in the direction you want to correct, and then quickly move stick back to center, may work better than trying to be slow and gentle.</text:span></text:p>
        </text:list-item>
        <text:list-item>
          <text:p text:style-name="P25">Set down as gently as possible. <text:s/><text:span text:style-name="T51">Witches Hat on horizon is </text:span>slightly nose high so don't be surprised by a pitch <text:span text:style-name="T51">down onto the nosewheel</text:span> when touching down.</text:p>
        </text:list-item>
        <text:list-item>
          <text:p text:style-name="P42"><text:span text:style-name="T4">A</text:span><text:span text:style-name="T1">pply brakes to keep from rolling away.</text:span></text:p>
        </text:list-item>
        <text:list-item>
          <text:p text:style-name="P33">Post-flight:</text:p>
          <text:list>
            <text:list-item>
              <text:p text:style-name="P36">Parking brake on (idle throttle, then <text:span text:style-name="T31">Pinky Wheel back</text:span>)</text:p>
            </text:list-item>
            <text:list-item>
              <text:p text:style-name="P33">Nozzles to 10 deg.</text:p>
            </text:list-item>
            <text:list-item>
              <text:p text:style-name="P33">Flaps to STOL.</text:p>
            </text:list-item>
            <text:list-item>
              <text:p text:style-name="P33"><text:span text:style-name="T31">Nozzle stop lever fully aft</text:span>.</text:p>
            </text:list-item>
          </text:list>
        </text:list-item>
      </text:list>
      <text:p text:style-name="P1"/>
      <text:p text:style-name="P7"><text:span text:style-name="T19">Ship </text:span><text:span text:style-name="T23">Vertical </text:span><text:span text:style-name="T19">Landing</text:span></text:p>
      <text:list text:style-name="L6">
        <text:list-item>
          <text:p text:style-name="P18"><text:span text:style-name="T39">Set TACAN to carrier's channel for approach (see steps </text:span><text:span text:style-name="T37">in </text:span><text:span text:style-name="T40">Navigation kneeboard page</text:span><text:span text:style-name="T39">).</text:span></text:p>
        </text:list-item>
        <text:list-item>
          <text:p text:style-name="P18"><text:span text:style-name="T39">Contact carrier and request landing. <text:s/>Carrier will respond with </text:span><text:span text:style-name="T44">BRC</text:span><text:span text:style-name="T38"> </text:span><text:span text:style-name="T39">(</text:span><text:span text:style-name="T38">Base Recovery Course, the heading of the carrier itself</text:span><text:span text:style-name="T39">). <text:s/>Set that as a Course in the </text:span><text:span text:style-name="T45">E</text:span><text:span text:style-name="T46">HSI</text:span><text:span text:style-name="T39"> for reference.</text:span></text:p>
        </text:list-item>
        <text:list-item>
          <text:p text:style-name="P39">Call "See you at 10" when 10 miles out. <text:s/><text:span text:style-name="T50">There may be other communication needed as well.</text:span></text:p>
        </text:list-item>
        <text:list-item>
          <text:p text:style-name="P39">Fly the pattern <text:span text:style-name="T32">(</text:span><text:span text:style-name="T33">left as an exercise to the reader</text:span><text:span text:style-name="T32">)</text:span>.</text:p>
        </text:list-item>
        <text:list-item>
          <text:p text:style-name="P21">Generally, follow steps for Vertical Landing above.</text:p>
        </text:list-item>
        <text:list-item>
          <text:p text:style-name="P34">Basic idea is to approach from the stern, but offset slightly to port so you're not over the deck.</text:p>
        </text:list-item>
        <text:list-item>
          <text:p text:style-name="P34">Come up on the port side, match speeds with the ship, be about 20 ft higher than the deck.</text:p>
        </text:list-item>
        <text:list-item>
          <text:p text:style-name="P26"><text:span text:style-name="T36">When you're even with a landing spot and matched speed with the ship, </text:span><text:span text:style-name="T49">gently</text:span><text:span text:style-name="T36"> side slip to the right over the deck and touch dow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7T22:10:26.793000000</dc:date>
    <meta:editing-duration>PT9H56M41S</meta:editing-duration>
    <meta:editing-cycles>56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6" meta:word-count="628" meta:character-count="3277" meta:non-whitespace-character-count="2743"/>
  </office:meta>
</office:document-meta>
</file>